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a593a" officeooo:paragraph-rsid="001a593a"/>
    </style:style>
    <style:style style:name="P2" style:family="paragraph" style:parent-style-name="Text_20_body">
      <style:text-properties officeooo:rsid="001c8ad9" officeooo:paragraph-rsid="001c8ad9"/>
    </style:style>
    <style:style style:name="P3" style:family="paragraph" style:parent-style-name="Text_20_body">
      <style:text-properties officeooo:rsid="001c8ad9" officeooo:paragraph-rsid="001f2f67"/>
    </style:style>
    <style:style style:name="P4" style:family="paragraph" style:parent-style-name="Text_20_body">
      <style:text-properties officeooo:rsid="001d2749" officeooo:paragraph-rsid="001d2749"/>
    </style:style>
    <style:style style:name="P5" style:family="paragraph" style:parent-style-name="Text_20_body">
      <style:text-properties officeooo:rsid="001dd525" officeooo:paragraph-rsid="001dd525"/>
    </style:style>
    <style:style style:name="P6" style:family="paragraph" style:parent-style-name="Text_20_body">
      <style:text-properties officeooo:rsid="001dd525" officeooo:paragraph-rsid="001f2f67"/>
    </style:style>
    <style:style style:name="P7" style:family="paragraph" style:parent-style-name="Text_20_body">
      <style:text-properties officeooo:rsid="001f2f67" officeooo:paragraph-rsid="001f2f67"/>
    </style:style>
    <style:style style:name="P8" style:family="paragraph" style:parent-style-name="Text_20_body">
      <style:paragraph-properties>
        <style:tab-stops>
          <style:tab-stop style:position="3.3465in" style:type="center"/>
          <style:tab-stop style:position="6.6929in" style:type="right"/>
        </style:tab-stops>
      </style:paragraph-properties>
      <style:text-properties officeooo:rsid="001f2f67" officeooo:paragraph-rsid="001f2f67"/>
    </style:style>
    <style:style style:name="P9" style:family="paragraph" style:parent-style-name="Text_20_body">
      <style:paragraph-properties style:vertical-align="middle">
        <style:tab-stops>
          <style:tab-stop style:position="3.3465in" style:type="center"/>
          <style:tab-stop style:position="6.6929in" style:type="right"/>
        </style:tab-stops>
      </style:paragraph-properties>
      <style:text-properties officeooo:rsid="001f2f67" officeooo:paragraph-rsid="001f87f0"/>
    </style:style>
    <style:style style:name="P10" style:family="paragraph">
      <loext:graphic-properties draw:fill="solid" draw:fill-color="#ffffff"/>
      <style:paragraph-properties fo:margin-left="0in" fo:margin-right="0in" fo:margin-top="0in" fo:margin-bottom="0in" fo:line-height="100%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loext:graphic-properties draw:fill="solid" draw:fill-color="#000000"/>
      <style:paragraph-properties fo:margin-left="0in" fo:margin-right="0in" fo:margin-top="0in" fo:margin-bottom="0in" fo:line-height="100%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1b795a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officeooo:rsid="001d2749" style:font-style-asian="normal" style:font-style-complex="normal"/>
    </style:style>
    <style:style style:name="T5" style:family="text">
      <style:text-properties fo:font-style="normal" officeooo:rsid="001dd525" style:font-style-asian="normal" style:font-style-complex="normal"/>
    </style:style>
    <style:style style:name="T6" style:family="text">
      <style:text-properties fo:font-style="normal" officeooo:rsid="001f2f67" style:font-style-asian="normal" style:font-style-complex="normal"/>
    </style:style>
    <style:style style:name="T7" style:family="text">
      <style:text-properties officeooo:rsid="001dd525"/>
    </style:style>
    <style:style style:name="T8" style:family="text">
      <style:text-properties officeooo:rsid="001f87f0"/>
    </style:style>
    <style:style style:name="gr1" style:family="graphic">
      <style:graphic-properties fo:margin-top="0in" fo:margin-bottom="0in" style:run-through="foreground" style:wrap="run-through" style:number-wrapped-paragraphs="no-limit" style:vertical-pos="from-top" style:horizontal-pos="from-left" style:horizontal-rel="paragraph"/>
    </style:style>
    <style:style style:name="gr2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0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1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2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3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4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5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6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7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8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9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0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1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2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3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4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5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6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7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8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1" text:separation-character="." text:name="Equation"/>
      </text:sequence-decls>
      <text:p text:style-name="P1"/>
      <text:p text:style-name="P1">1. Splicing commitment model</text:p>
      <text:p text:style-name="P1">-Delay model, how simulated</text:p>
      <text:p text:style-name="P1">-multistep model</text:p>
      <text:p text:style-name="P1">-vpol vs. tau</text:p>
      <text:p text:style-name="P1">-anal<text:span text:style-name="T1">y</text:span>tical solution</text:p>
      <text:p text:style-name="P1">-equivalence points, plateaus</text:p>
      <text:p text:style-name="P1">-consideration of RBP inhibitor effects</text:p>
      <text:p text:style-name="P1"/>
      <text:p text:style-name="P1">2. Mechanistic model</text:p>
      <text:p text:style-name="P1"/>
      <text:p text:style-name="P1">3. Stochastic simulations</text:p>
      <text:p text:style-name="P1"/>
      <text:h text:style-name="Heading_20_2" text:outline-level="2">Delay model simulation</text:h>
      <text:p text:style-name="P2">The delay model is a abstraction of the step model. The delays are determined by the step count for each phase <text:span text:style-name="T8">(Fig SXX)</text:span>, <text:span text:style-name="T7">the gene structure </text:span>and the RNAP II speed (<text:span text:style-name="T2">vpol)</text:span><text:span text:style-name="T3">.</text:span></text:p>
      <text:p text:style-name="P3"><text:span text:style-name="T3">The simulation starts with a certain initial </text:span><text:span text:style-name="T6">value vector</text:span><text:span text:style-name="T3"> of species </text:span><text:span text:style-name="T6"><draw:g text:anchor-type="as-char" svg:y="-0.1252in" draw:z-index="1" draw:style-name="gr1"><svg:title>TexMaths</svg:title><svg:desc>12§inline§M(t=0)§svg§600§FALSE§</svg:desc><draw:polygon draw:style-name="gr10" draw:text-style-name="P10" svg:width="0.6382in" svg:height="0.1492in" svg:x="0.0016in" svg:y="0.0083in" svg:viewBox="0 0 1622 380" draw:points="811,380 0,380 0,0 1622,0 1622,380"><text:p/></draw:polygon><draw:path draw:style-name="gr11" draw:text-style-name="P11" svg:width="0.1665in" svg:height="0.1134in" svg:x="0in" svg:y="0.011in" svg:viewBox="0 0 424 289" svg:d="M375 32c3-15 3-19 36-19 9 0 13 0 13-8 0-5-4-5-11-5h-56c-11 0-11 0-17 8l-154 242-34-240c-1-10-2-10-13-10h-57c-9 0-14 0-14 8 0 5 5 5 14 5 4 0 13 0 18 1 6 0 9 2 9 6 0 3-1 4-2 9l-54 216c-4 17-11 30-46 31-1 0-7 0-7 8 0 4 2 5 6 5 13 0 29-1 42-1 14 0 30 1 43 1 3 0 9 0 9-8 0-5-5-5-9-5-24 0-27-8-27-18 0-4 0-6 1-11l57-230 38 263c0 4 1 9 6 9s7-5 9-7l171-269-60 244c-5 15-5 19-39 19-7 0-12 0-12 8 0 5 5 5 6 5 12 0 41-1 53-1 17 0 36 1 53 1 2 0 8 0 8-8 0-5-3-5-12-5-15 0-27 0-27-7 0-3 0-3 2-11z"><text:p/></draw:path><draw:path draw:style-name="gr12" draw:text-style-name="P11" svg:width="0.039in" svg:height="0.1657in" svg:x="0.1882in" svg:y="0.0004in" svg:viewBox="0 0 100 422" svg:d="M100 419c0-1 0-3-9-10-53-53-66-133-66-198 0-73 16-146 69-199 6-6 6-6 6-7 0-4-3-5-5-5-5 0-43 29-69 83-21 47-26 93-26 128 0 34 5 84 28 132 26 53 62 79 67 79 2 0 5-1 5-3z"><text:p/></draw:path><draw:path draw:style-name="gr13" draw:text-style-name="P11" svg:width="0.0512in" svg:height="0.1059in" svg:x="0.2398in" svg:y="0.0209in" svg:viewBox="0 0 131 270" svg:d="M78 96h40c8 0 13 0 13-8 0-5-5-5-12-5h-37c15-60 16-69 16-71 0-7-4-12-12-12-1 0-13 0-16 16l-17 67h-40c-8 0-13 0-13 8 0 5 4 5 12 5h37c-30 120-32 127-32 134 0 23 17 40 39 40 44 0 68-62 68-65 0-5-4-5-5-5-4 0-5 2-6 6-19 45-41 54-55 54-10 0-14-4-14-19 0-11 0-13 3-20z"><text:p/></draw:path><draw:path draw:style-name="gr14" draw:text-style-name="P11" svg:width="0.1106in" svg:height="0.039in" svg:x="0.3512in" svg:y="0.0634in" svg:viewBox="0 0 282 100" svg:d="M268 17c6 0 14 0 14-9 0-8-8-8-14-8h-254c-6 0-14 0-14 8 0 9 8 9 14 9zM268 100c6 0 14 0 14-9 0-8-8-8-14-8h-254c-6 0-14 0-14 8 0 9 8 9 14 9z"><text:p/></draw:path><draw:path draw:style-name="gr15" draw:text-style-name="P11" svg:width="0.0701in" svg:height="0.1146in" svg:x="0.5232in" svg:y="0.0138in" svg:viewBox="0 0 179 292" svg:d="M179 146c0-33-2-67-17-98-19-41-54-48-72-48-26 0-56 11-74 50-14 29-16 63-16 96s1 70 19 102c18 35 49 44 70 44 23 0 55-10 74-50 14-28 16-62 16-96zM89 282c-17 0-41-11-49-52-5-25-5-63-5-88 0-28 0-56 3-78 9-51 40-54 51-54 14 0 42 7 50 49 5 24 5 56 5 83 0 31 0 60-5 87-7 40-31 53-50 53z"><text:p/></draw:path><draw:path draw:style-name="gr16" draw:text-style-name="P11" svg:width="0.039in" svg:height="0.1657in" svg:x="0.6091in" svg:y="0.0004in" svg:viewBox="0 0 100 422" svg:d="M100 211c0-32-5-84-29-132-25-51-63-79-66-79-4 0-5 1-5 5 0 1 0 1 8 9 42 42 66 110 66 197 0 73-15 148-68 201-6 4-6 6-6 7 0 2 1 3 5 3 3 0 42-28 67-81 22-47 28-94 28-130z"><text:p/></draw:path></draw:g></text:span><text:span text:style-name="T3">. All </text:span><text:span text:style-name="T6">species</text:span><text:span text:style-name="T3"> except </text:span><text:span text:style-name="T2">mRNA</text:span><text:span text:style-name="T3"> are set to 0. </text:span><text:span text:style-name="T2">mRNA </text:span><text:span text:style-name="T3">is set to 1 representing 100% of produced mRNA molecules. </text:span></text:p>
      <text:p text:style-name="P9"><text:span text:style-name="T3"><text:tab/></text:span><text:span text:style-name="T3"><draw:g text:anchor-type="as-char" svg:y="-0.3756in" draw:z-index="2" draw:style-name="gr1"><svg:title>TexMaths</svg:title><svg:desc>12§latex§M(t=0) = \begin{array}{c} mRNA \\ mRNA_{inh} \\ Incl\\ Skip \end{array}=
\begin{array}{c} 1 \\ 0 \\ 0 \\ 0 \end{array}§svg§600§FALSE§</svg:desc><draw:polygon draw:style-name="gr17" draw:text-style-name="P10" svg:width="2.0524in" svg:height="0.7331in" svg:x="0.0028in" svg:y="0.0083in" svg:viewBox="0 0 5214 1863" draw:points="2607,1863 0,1863 0,0 5214,0 5214,1863"><text:p/></draw:polygon><draw:path draw:style-name="gr18" draw:text-style-name="P11" svg:width="0.1398in" svg:height="0.1134in" svg:x="0.0004in" svg:y="0.3063in" svg:viewBox="0 0 356 289" svg:d="M86 10c-3-10-4-10-14-10h-72v13h10c33 0 33 5 33 21v211c0 12 0 31-43 31v13c14 0 36-1 49-1 15 0 35 1 51 1v-13c-45 0-45-19-45-31v-228h1l102 263c2 6 4 9 9 9 3 0 6-3 7-8l104-268v244c0 14-1 19-33 19h-10v13c16-1 45-1 61-1s45 0 60 1v-13h-10c-33 0-33-5-33-19v-223c0-16 0-21 33-21h10v-13h-72c-10 0-10 0-13 8l-93 238z"><text:p/></draw:path><draw:path draw:style-name="gr19" draw:text-style-name="P11" svg:width="0.039in" svg:height="0.1661in" svg:x="0.1622in" svg:y="0.2953in" svg:viewBox="0 0 100 423" svg:d="M100 419c0-1 0-2-9-9-53-53-66-134-66-199 0-73 16-146 69-199 6-6 6-6 6-7 0-4-3-5-5-5-5 0-43 29-69 83-21 47-26 94-26 128s5 84 28 133c26 52 62 79 67 79 2 0 5-1 5-4z"><text:p/></draw:path><draw:path draw:style-name="gr20" draw:text-style-name="P11" svg:width="0.052in" svg:height="0.1039in" svg:x="0.2134in" svg:y="0.3177in" svg:viewBox="0 0 133 265" svg:d="M66 91h60v-13h-60v-78h-11c-1 35-13 80-55 82v9h36v117c0 53 40 57 55 57 30 0 42-30 42-57v-24h-11v24c0 31-12 47-28 47-28 0-28-39-28-46z"><text:p/></draw:path><draw:path draw:style-name="gr21" draw:text-style-name="P11" svg:width="0.1106in" svg:height="0.039in" svg:x="0.2839in" svg:y="0.3587in" svg:viewBox="0 0 282 100" svg:d="M268 17c6 0 14 0 14-9 0-8-8-8-14-8h-254c-6 0-14 0-14 8 0 9 8 9 14 9zM268 100c6 0 14 0 14-9 0-8-8-8-14-8h-254c-6 0-14 0-14 8 0 9 8 9 14 9z"><text:p/></draw:path><draw:path draw:style-name="gr22" draw:text-style-name="P11" svg:width="0.0701in" svg:height="0.1146in" svg:x="0.4094in" svg:y="0.3091in" svg:viewBox="0 0 179 292" svg:d="M179 147c0-34-3-68-17-99-19-41-54-48-72-48-26 0-56 11-74 50-14 29-16 63-16 97 0 32 1 69 19 102 18 34 49 43 70 43 23 0 55-10 74-49 13-29 16-63 16-96zM89 282c-17 0-41-11-49-51-5-26-5-64-5-89 0-28 0-56 3-78 9-51 40-54 51-54 14 0 42 7 50 49 5 24 5 56 5 83 0 31 0 60-5 87-7 40-31 53-50 53z"><text:p/></draw:path><draw:path draw:style-name="gr23" draw:text-style-name="P11" svg:width="0.039in" svg:height="0.1661in" svg:x="0.4953in" svg:y="0.2953in" svg:viewBox="0 0 100 423" svg:d="M100 211c0-32-5-84-29-132-25-51-63-79-66-79-4 0-5 1-5 5 0 1 0 1 8 9 42 42 66 110 66 197 0 74-15 148-68 201-6 5-6 6-6 7 0 3 1 4 5 4 3 0 42-29 67-82 22-47 28-94 28-130z"><text:p/></draw:path><draw:path draw:style-name="gr24" draw:text-style-name="P11" svg:width="0.1106in" svg:height="0.039in" svg:x="0.615in" svg:y="0.3587in" svg:viewBox="0 0 282 100" svg:d="M268 17c6 0 14 0 14-9 0-8-8-8-14-8h-254c-6 0-14 0-14 8 0 9 8 9 14 9zM268 100c6 0 14 0 14-9 0-8-8-8-14-8h-254c-6 0-14 0-14 8 0 9 8 9 14 9z"><text:p/></draw:path><draw:path draw:style-name="gr25" draw:text-style-name="P11" svg:width="0.1362in" svg:height="0.0752in" svg:x="0.9846in" svg:y="0.0457in" svg:viewBox="0 0 347 192" svg:d="M25 162c-1 7-3 17-3 19 0 8 6 11 12 11 4 0 12-3 15-12 0 0 5-20 9-31l8-38c2-9 6-19 7-28 3-7 6-21 6-22 6-13 29-51 69-51 19 0 22 15 22 30 0 9-2 21-6 34l-12 50-8 32c-1 9-5 23-5 25 0 8 6 11 12 11 13 0 16-11 19-24 6-24 22-85 26-102 1-6 24-56 69-56 18 0 23 14 23 30 0 24-18 72-26 95-4 9-5 14-5 22 0 21 14 35 35 35 39 0 55-61 55-65s-4-4-5-4c-5 0-5 1-7 8-6 22-19 52-43 52-8 0-10-4-10-14s4-21 7-30c9-22 27-69 27-93 0-28-17-46-50-46-31 0-52 19-68 41-1-5-2-19-14-30-10-9-24-11-35-11-37 0-59 28-66 37-1-24-19-37-39-37-19 0-27 17-31 24-7 16-13 40-13 41 0 5 5 5 5 5 5 0 5 0 7-10 7-30 16-50 31-50 7 0 13 3 13 19 0 8-1 13-7 36z"><text:p/></draw:path><draw:path draw:style-name="gr26" draw:text-style-name="P11" svg:width="0.1185in" svg:height="0.1173in" svg:x="1.1323in" svg:y="0.0055in" svg:viewBox="0 0 302 299" svg:d="M142 29c2-10 3-15 12-16 3 0 16 0 25 0 30 0 77 0 77 42 0 15-6 43-23 60-11 11-34 24-72 24h-47zM203 145c42-9 92-38 92-81 0-36-37-64-93-64h-120c-9 0-12 0-12 8 0 5 3 5 10 5 2 0 10 0 17 1 7 0 11 2 11 6 0 3 0 4-1 9l-57 227c-4 17-6 20-38 20-8 0-12 0-12 9 0 4 5 4 6 4 12 0 42-1 53-1 12 0 42 1 54 1 3 0 8 0 8-8 0-5-3-5-12-5-15 0-27 0-27-7 0-2 1-5 1-7l29-113h50c38 0 46 24 46 38 0 8-4 21-6 30-3 12-6 28-6 36 0 46 50 46 56 46 36 0 50-43 50-49 0-5-4-5-4-5-4 0-5 2-6 6-11 31-29 38-39 38-14 0-17-9-17-26 0-12 3-34 4-48 1-6 2-13 2-19 0-33-28-46-39-51z"><text:p/></draw:path><draw:path draw:style-name="gr27" draw:text-style-name="P11" svg:width="0.1398in" svg:height="0.1134in" svg:x="1.2587in" svg:y="0.0055in" svg:viewBox="0 0 356 289" svg:d="M304 44c3-16 12-30 45-31 3 0 7 0 7-8 0 0 0-5-6-5-13 0-28 1-42 1s-30-1-43-1c-2 0-8 0-8 8 0 5 5 5 8 5 24 0 29 10 29 18 0 3-1 9-1 10l-48 188-94-221c-3-8-3-8-13-8h-56c-9 0-14 0-14 8 0 5 5 5 12 5 3 0 29 0 29 4l-56 228c-4 17-11 30-46 31-2 0-7 0-7 9 0 3 2 4 6 4 13 0 28-1 42-1s30 1 43 1c3 0 9 0 9-8 0-5-5-5-10-5-24-1-28-9-28-18 0-3 2-6 3-11l55-223c2 2 2 4 4 7l105 250c4 7 5 8 9 8s4-1 6-8z"><text:p/></draw:path><draw:path draw:style-name="gr28" draw:text-style-name="P11" svg:width="0.1138in" svg:height="0.1193in" svg:x="1.4091in" svg:y="0in" svg:viewBox="0 0 290 304" svg:d="M61 255c-17 28-33 34-53 36-4 0-8 0-8 8 0 2 2 5 6 5 11 0 24-1 36-1 14 0 29 1 42 1 2 0 8 0 8-9 0-4-3-4-7-4-9-2-19-5-19-16 0-5 2-10 6-16l31-54h107c1 10 7 68 7 71 0 13-23 15-31 15-6 0-10 0-10 8 0 5 5 5 6 5 17 0 35-1 53-1 11 0 37 1 48 1 3 0 7 0 7-9 0-4-3-4-9-4-27 0-27-4-28-16l-25-265c-1-9-1-10-8-10-8 0-9 2-11 7zM112 192l84-139 13 139z"><text:p/></draw:path><draw:path draw:style-name="gr29" draw:text-style-name="P11" svg:width="0.1362in" svg:height="0.0752in" svg:x="0.8772in" svg:y="0.2453in" svg:viewBox="0 0 347 192" svg:d="M25 162c-1 7-3 17-3 19 0 8 6 11 12 11 4 0 12-3 15-12 0 0 5-20 9-31l8-38c2-9 6-19 7-28 3-7 6-21 6-22 6-13 29-51 69-51 19 0 22 15 22 30 0 9-2 21-6 34l-12 50-8 32c-1 9-5 23-5 25 0 8 6 11 12 11 13 0 16-11 19-24 6-24 22-85 26-102 1-6 24-56 69-56 18 0 23 14 23 30 0 24-18 72-26 95-4 9-5 14-5 22 0 21 14 35 35 35 39 0 55-61 55-65s-4-4-5-4c-5 0-5 1-7 8-6 22-19 52-43 52-8 0-10-4-10-14s4-21 7-30c9-22 27-69 27-93 0-28-17-46-50-46-31 0-52 19-68 41-1-5-2-19-14-30-10-9-24-11-35-11-37 0-59 28-66 37-1-24-19-37-39-37-19 0-27 17-31 24-7 16-13 40-13 41 0 5 5 5 5 5 5 0 5 0 7-10 7-30 16-50 31-50 7 0 13 3 13 19 0 8-1 13-7 36z"><text:p/></draw:path><draw:path draw:style-name="gr30" draw:text-style-name="P11" svg:width="0.1185in" svg:height="0.1173in" svg:x="1.0244in" svg:y="0.2047in" svg:viewBox="0 0 302 299" svg:d="M142 29c2-10 3-15 12-16 3 0 16 0 25 0 30 0 77 0 77 42 0 15-6 43-23 60-11 11-34 24-72 24h-47zM203 145c42-9 92-38 92-81 0-36-37-64-93-64h-120c-9 0-12 0-12 8 0 5 3 5 10 5 2 0 10 0 17 1 7 0 11 2 11 6 0 3 0 4-1 9l-57 227c-4 17-6 20-38 20-8 0-12 0-12 9 0 4 5 4 6 4 12 0 42-1 53-1 12 0 42 1 54 1 3 0 8 0 8-8 0-5-3-5-12-5-15 0-27 0-27-7 0-2 1-5 2-7l28-113h50c38 0 46 24 46 38 0 8-4 21-6 30-3 12-6 28-6 36 0 46 50 46 56 46 36 0 50-43 50-49 0-5-4-5-4-5-4 0-5 2-6 6-11 31-29 38-39 38-14 0-17-9-17-26 0-12 3-34 4-48 1-6 2-13 2-19 0-33-28-46-39-51z"><text:p/></draw:path><draw:path draw:style-name="gr31" draw:text-style-name="P11" svg:width="0.1398in" svg:height="0.1134in" svg:x="1.1512in" svg:y="0.2047in" svg:viewBox="0 0 356 289" svg:d="M304 44c3-16 12-30 45-31 3 0 7 0 7-8 0 0 0-5-6-5-13 0-28 1-42 1s-30-1-43-1c-2 0-8 0-8 8 0 5 5 5 8 5 24 0 29 10 29 18 0 3-1 9-1 10l-48 188-94-221c-3-8-3-8-13-8h-56c-9 0-14 0-14 8 0 5 5 5 12 5 3 0 29 0 29 4l-56 228c-4 17-11 30-46 31-2 0-7 0-7 9 0 3 2 4 6 4 13 0 28-1 42-1s30 1 43 1c3 0 9 0 9-8 0-5-5-5-10-5-24-1-28-9-28-18 0-3 2-6 3-11l55-223c2 2 2 4 4 7l105 250c4 7 5 8 9 8s4-1 6-8z"><text:p/></draw:path><draw:path draw:style-name="gr32" draw:text-style-name="P11" svg:width="0.1138in" svg:height="0.1193in" svg:x="1.3012in" svg:y="0.1996in" svg:viewBox="0 0 290 304" svg:d="M61 255c-17 28-33 34-53 36-4 0-8 0-8 8 0 2 2 5 6 5 11 0 24-1 36-1 14 0 29 1 42 1 2 0 8 0 8-9 0-4-3-4-7-4-9-2-19-5-19-16 0-5 2-10 6-16l31-54h107c1 10 7 68 7 71 0 13-23 15-31 15-6 0-10 0-10 8 0 5 5 5 6 5 17 0 35-1 53-1 11 0 37 1 48 1 3 0 7 0 7-9 0-4-3-4-9-4-27 0-27-4-28-16l-25-265c-1-9-1-10-8-10-8 0-9 2-11 7zM112 192l84-139 13 139z"><text:p/></draw:path><draw:path draw:style-name="gr33" draw:text-style-name="P11" svg:width="0.0354in" svg:height="0.0787in" svg:x="1.4252in" svg:y="0.2665in" svg:viewBox="0 0 91 201" svg:d="M83 11c0-5-4-11-12-11-9 0-17 7-17 17 0 5 4 11 12 11s17-9 17-17zM22 162c-2 4-3 7-3 13 0 14 12 26 29 26 30 0 43-42 43-46 0-5-5-5-5-5-4 0-4 3-6 6-7 23-20 36-32 36-6 0-7-5-7-11 0-7 2-12 5-19 3-8 6-15 9-24 3-7 13-34 15-37 1-4 2-7 2-10 0-14-12-25-29-25-30 0-43 41-43 46 0 3 5 3 5 3 5 0 5-1 6-4 7-26 20-37 31-37 5 0 8 3 8 11 0 6-2 11-9 29z"><text:p/></draw:path><draw:path draw:style-name="gr34" draw:text-style-name="P11" svg:width="0.0709in" svg:height="0.0528in" svg:x="1.472in" svg:y="0.2925in" svg:viewBox="0 0 181 135" svg:d="M23 113c-1 4-4 11-4 12 0 6 6 10 11 10s10-4 11-8c1-2 3-12 6-18 1-6 5-19 6-26 2-7 3-13 5-21 3-12 3-14 13-26 8-12 21-28 44-28 17 0 17 16 17 21 0 18-12 51-17 63-3 9-5 11-5 17 0 16 14 26 29 26 29 0 42-41 42-46 0-4-3-4-5-4-3 0-3 1-4 5-8 24-21 36-33 36-6 0-7-3-7-11 0-6 1-11 7-24 4-8 16-41 16-57 0-29-23-34-39-34-25 0-42 16-50 28-2-22-19-28-32-28-12 0-20 10-23 16-7 12-11 28-11 30 0 3 4 3 5 3 5 0 5-1 7-8 4-18 10-33 22-33 7 0 9 6 9 15 0 6-2 17-5 25-2 7-4 20-7 26z"><text:p/></draw:path><draw:path draw:style-name="gr35" draw:text-style-name="P11" svg:width="0.0634in" svg:height="0.0819in" svg:x="1.5571in" svg:y="0.2626in" svg:viewBox="0 0 162 209" svg:d="M71 8c0 0 1-3 1-4 0-2-1-4-5-4-6 0-31 2-38 2-3 2-6 2-6 8 0 4 3 4 7 4 14 0 14 2 14 4s0 5-1 7l-42 168c-1 5-1 6-1 6 0 5 4 10 10 10 3 0 9-1 13-7 0-3 3-13 5-19l7-27c0-5 3-15 3-20 4-11 4-11 10-21 10-14 24-31 48-31 16 0 17 13 17 20 0 19-12 51-17 64-4 7-5 11-5 16 0 15 13 25 28 25 30 0 43-41 43-46 0-3-4-3-5-3-3 0-5 2-6 5-6 24-19 36-31 36-6 0-7-4-7-10 0-7 1-11 7-24 4-10 16-41 16-58 0-5 0-18-11-26-6-4-15-7-28-7-23 0-38 10-49 24z"><text:p/></draw:path><draw:path draw:style-name="gr36" draw:text-style-name="P11" svg:width="0.0772in" svg:height="0.1134in" svg:x="1.1051in" svg:y="0.4047in" svg:viewBox="0 0 197 289" svg:d="M144 32c4-15 5-19 38-19 11 0 15 0 15-8 0-5-5-5-7-5-12 0-44 1-56 1-13 0-44-1-56-1-4 0-8 0-8 8 0 5 3 5 12 5 16 0 28 0 28 9 0 1 0 2-1 6l-57 229c-4 16-5 19-39 19-9 0-13 0-13 9 0 4 5 4 6 4 13 0 43-1 56-1 12 0 44 1 57 1 3 0 8 0 8-8 0-5-3-5-13-5-7 0-10 0-18-1-8 0-11-2-11-7 0-3 1-6 3-10z"><text:p/></draw:path><draw:path draw:style-name="gr37" draw:text-style-name="P11" svg:width="0.0898in" svg:height="0.0752in" svg:x="1.1898in" svg:y="0.4445in" svg:viewBox="0 0 229 192" svg:d="M25 162c-1 7-3 17-3 19 0 8 6 11 12 11 4 0 13-3 15-12 0 0 6-20 9-31l8-38c4-9 6-19 7-28 3-7 6-21 6-22 6-13 29-51 70-51 19 0 23 15 23 30 0 25-22 80-28 98-4 10-5 15-5 19 0 21 16 35 35 35 40 0 55-61 55-65s-3-4-5-4c-3 0-3 1-6 8-8 29-22 52-43 52-7 0-11-4-11-14s5-21 9-30c8-22 25-69 25-93 0-29-18-46-48-46-38 0-59 28-66 37-2-24-20-37-40-37-19 0-27 17-31 24-7 14-13 40-13 41 0 5 5 5 5 5 5 0 5 0 7-10 7-30 16-50 31-50 9 0 13 4 13 19 0 8-1 13-7 36z"><text:p/></draw:path><draw:path draw:style-name="gr38" draw:text-style-name="P11" svg:width="0.065in" svg:height="0.0752in" svg:x="1.2913in" svg:y="0.4445in" svg:viewBox="0 0 166 192" svg:d="M151 26c-7 0-13 0-19 6-7 6-7 14-7 17 0 10 7 15 15 15 12 0 24-10 24-28 0-20-20-36-50-36-58 0-114 61-114 120 0 39 25 72 68 72 62 0 98-44 98-50 0-3-3-5-6-5-2 0-3 1-5 4-34 42-81 42-85 42-27 0-39-21-39-46 0-18 9-59 23-85 13-24 37-42 60-42 14 0 31 4 37 16z"><text:p/></draw:path><draw:path draw:style-name="gr39" draw:text-style-name="P11" svg:width="0.0354in" svg:height="0.1173in" svg:x="1.3634in" svg:y="0.4024in" svg:viewBox="0 0 91 299" svg:d="M91 5c0 0 0-5-5-5-10 0-42 4-52 5-4 0-9 0-9 8 0 5 5 5 11 5 20 0 22 4 22 7l-2 9-54 211c-1 5-2 8-2 14 0 24 19 40 38 40 15 0 26-8 33-24 8-16 13-41 13-42 0-4-4-4-5-4-5 0-5 2-6 8-8 27-15 52-33 52-12 0-12-13-12-19 0-11 0-12 2-20z"><text:p/></draw:path><draw:path draw:style-name="gr40" draw:text-style-name="P11" svg:width="0.0984in" svg:height="0.1213in" svg:x="1.0917in" svg:y="0.6in" svg:viewBox="0 0 251 309" svg:d="M251 5c0-3 0-5-4-5-2 0-3 0-8 6l-21 24c-10-19-32-30-60-30-54 0-105 49-105 100 0 35 23 54 44 60l46 12c15 3 39 11 39 45 0 38-34 78-76 78-28 0-75-9-75-62 0-10 3-20 3-23 1-1 1-2 1-2 0-5-4-5-5-5-2 0-4 0-5 1s-25 99-25 100c0 2 2 5 5 5 2 0 2-2 7-8l22-24c18 26 46 32 70 32 58 0 108-57 108-110 0-30-14-44-20-49-10-11-17-12-54-21-10-3-25-8-29-8-11-4-25-17-25-39 0-34 34-70 73-70 36 0 61 18 61 66 0 13-1 20-1 23 0 1 0 5 5 5s5-2 6-9z"><text:p/></draw:path><draw:path draw:style-name="gr41" draw:text-style-name="P11" svg:width="0.0752in" svg:height="0.1173in" svg:x="1.2031in" svg:y="0.602in" svg:viewBox="0 0 192 299" svg:d="M98 5c0 0 0-5-6-5-9 0-40 4-51 5-4 0-7 0-7 8 0 5 3 5 9 5 21 0 22 2 22 7l-1 9-63 243c-1 6-1 8-1 10 0 10 8 12 12 12 6 0 12-4 14-10 3-3 22-81 24-92 15 1 50 8 50 36 0 4 0 5-2 8-1 6-1 11-1 16 0 25 17 42 39 42 13 0 24-7 33-23 11-18 16-42 16-43 0-4-4-4-5-4-5 0-5 2-6 8-8 31-19 52-37 52-9 0-13-4-13-20 0-7 1-17 2-23 2-7 2-9 2-13 0-28-26-40-63-44 13-9 27-22 37-32 20-22 40-40 60-40 4 0 4 0 5 0 5 1 5 1 8 3 1 0 1 1 1 1-20 2-24 18-24 23 0 7 5 16 17 16 11 0 23-10 23-27 0-12-10-26-29-26-12 0-31 4-61 37-16 16-31 34-48 40z"><text:p/></draw:path><draw:path draw:style-name="gr42" draw:text-style-name="P11" svg:width="0.0441in" svg:height="0.1118in" svg:x="1.2902in" svg:y="0.6075in" svg:viewBox="0 0 113 285" svg:d="M109 16c0-9-6-16-17-16-10 0-22 11-22 23 0 7 6 14 16 14s23-9 23-21zM77 174c5-12 5-13 8-24 4-8 6-14 6-23 0-19-13-35-35-35-40 0-56 62-56 67 0 3 5 3 5 3 5 0 5-1 7-7 12-40 29-53 43-53 4 0 11 0 11 13 0 10-4 18-5 23-3 11-23 60-30 78-3 11-9 25-9 34 0 20 14 35 34 35 41 0 57-62 57-65 0-5-4-5-6-5-4 0-4 1-6 8-7 27-22 52-43 52-8 0-11-4-11-13 0-11 3-17 13-43z"><text:p/></draw:path><draw:path draw:style-name="gr43" draw:text-style-name="P11" svg:width="0.0866in" svg:height="0.1059in" svg:x="1.3366in" svg:y="0.6441in" svg:viewBox="0 0 221 270" svg:d="M32 239c-3 14-3 18-22 18-5 0-10 0-10 7 0 4 2 6 6 6 11 0 23-2 35-2 14 0 29 2 42 2 2 0 8 0 8-9 0-4-5-4-11-4-21 0-21-4-21-7 0-5 18-75 21-85 5 13 17 27 39 27 49 0 102-62 102-125 0-39-24-67-57-67-20 0-40 16-55 31-3-23-23-31-38-31-19 0-28 17-31 24-8 14-14 40-14 41 0 5 5 5 6 5 4 0 4 0 8-10 7-30 15-50 30-50 7 0 13 3 13 19 0 9-1 14-3 21zM107 55c3-12 14-24 23-30 14-13 26-15 33-15 18 0 28 14 28 39s-15 74-22 90c-14 30-35 44-50 44-28 0-34-35-34-38 0-1 0-2 1-7z"><text:p/></draw:path><draw:path draw:style-name="gr44" draw:text-style-name="P11" svg:width="0.1106in" svg:height="0.039in" svg:x="1.7287in" svg:y="0.3587in" svg:viewBox="0 0 282 100" svg:d="M268 17c6 0 14 0 14-9 0-8-8-8-14-8h-254c-6 0-14 0-14 8 0 9 8 9 14 9zM268 100c6 0 14 0 14-9 0-8-8-8-14-8h-254c-6 0-14 0-14 8 0 9 8 9 14 9z"><text:p/></draw:path><draw:path draw:style-name="gr45" draw:text-style-name="P11" svg:width="0.0547in" svg:height="0.1106in" svg:x="2.0016in" svg:y="0.0083in" svg:viewBox="0 0 140 282" svg:d="M88 11c0-10 0-11-10-11-26 28-65 28-78 28v13c8 0 34 0 55-12v220c0 15-1 20-39 20h-14v13c16-1 52-1 70-1 17 0 54 0 68 1v-13h-13c-38 0-39-5-39-20z"><text:p/></draw:path><draw:path draw:style-name="gr46" draw:text-style-name="P11" svg:width="0.0701in" svg:height="0.1146in" svg:x="1.9933in" svg:y="0.2075in" svg:viewBox="0 0 179 292" svg:d="M179 147c0-34-3-68-17-99-19-41-54-48-72-48-26 0-56 11-74 50-14 29-16 63-16 97 0 32 1 69 19 102 18 34 49 43 70 43 23 0 55-10 74-49 13-29 16-63 16-96zM89 282c-16 0-41-11-49-51-5-26-5-64-5-89 0-28 0-56 3-78 9-51 40-54 51-54 14 0 42 7 50 49 5 24 5 56 5 83 0 31 0 60-5 87-7 40-31 53-50 53z"><text:p/></draw:path><draw:path draw:style-name="gr47" draw:text-style-name="P11" svg:width="0.0701in" svg:height="0.1146in" svg:x="1.9933in" svg:y="0.4075in" svg:viewBox="0 0 179 292" svg:d="M179 147c0-34-3-68-17-99-19-41-54-48-72-48-26 0-56 11-74 50-14 29-16 63-16 97 0 32 1 69 19 102 18 34 49 43 70 43 23 0 55-10 74-49 13-29 16-63 16-96zM89 282c-16 0-41-11-49-51-5-26-5-64-5-89 0-28 0-56 3-78 9-51 40-54 51-54 14 0 42 7 50 49 5 24 5 56 5 83 0 31 0 60-5 87-7 40-31 53-50 53z"><text:p/></draw:path><draw:path draw:style-name="gr48" draw:text-style-name="P11" svg:width="0.0701in" svg:height="0.1146in" svg:x="1.9933in" svg:y="0.6071in" svg:viewBox="0 0 179 292" svg:d="M179 147c0-34-3-68-17-99-19-41-54-48-72-48-26 0-56 11-74 50-14 29-16 63-16 97 0 32 1 69 19 102 18 34 49 43 70 43 23 0 55-10 74-49 13-29 16-63 16-96zM89 282c-16 0-41-11-49-51-5-26-5-64-5-89 0-28 0-56 3-78 9-51 40-54 51-54 14 0 42 7 50 49 5 24 5 56 5 83 0 31 0 60-5 87-7 40-31 53-50 53z"><text:p/></draw:path></draw:g></text:span><text:span text:style-name="T3"><text:tab/>(Equation </text:span><text:span text:style-name="T3"><text:sequence text:ref-name="refEquation0" text:name="Equation" text:formula="ooow:Equation+1" style:num-format="1">1</text:sequence></text:span><text:span text:style-name="T3">)</text:span></text:p>
      <text:p text:style-name="P8"><text:span text:style-name="T3"/></text:p>
      <text:p text:style-name="P3"><text:span text:style-name="T3">The 1 can also be considered as one molecule being unspliced with a probability </text:span><text:span text:style-name="T4">of </text:span><text:span text:style-name="T3">100%. </text:span></text:p>
      <text:p text:style-name="P4"><text:span text:style-name="T3">Then the ODE system will be integrated until the first time delay. In this first time phase some parameters are set to 0, so </text:span><text:span text:style-name="T5">some reactions</text:span><text:span text:style-name="T3"> are disabled. Hence the effective ODE system is reduced to:</text:span></text:p>
      <text:p text:style-name="P4"><text:span text:style-name="T3">After the in</text:span><text:span text:style-name="T5">t</text:span><text:span text:style-name="T3">egrating the ODE </text:span><text:span text:style-name="T5">system for the first phase the</text:span><text:span text:style-name="T3"> parameters are modified. </text:span><text:span text:style-name="T5">So we get a new effective ODE system:</text:span></text:p>
      <text:p text:style-name="P4"><text:span text:style-name="T5"/></text:p>
      <text:p text:style-name="P6"><text:span text:style-name="T3">The initial value vector of species for the next time phase is the result from the previous integration at the </text:span><text:span text:style-name="T6">(end)</text:span><text:span text:style-name="T3"> time point <text:s/></text:span><text:span text:style-name="T3"><draw:g text:anchor-type="as-char" svg:y="-0.1252in" draw:z-index="0" draw:style-name="gr1"><svg:title>TexMaths</svg:title><svg:desc>12§inline§M(t = \tau_1)§svg§600§FALSE§</svg:desc><draw:polygon draw:style-name="gr2" draw:text-style-name="P10" svg:width="0.7012in" svg:height="0.1492in" svg:x="0.0016in" svg:y="0.0083in" svg:viewBox="0 0 1782 380" draw:points="891,380 0,380 0,0 1782,0 1782,380"><text:p/></draw:polygon><draw:path draw:style-name="gr3" draw:text-style-name="P11" svg:width="0.1661in" svg:height="0.1134in" svg:x="0in" svg:y="0.011in" svg:viewBox="0 0 423 289" svg:d="M374 32c4-15 4-19 36-19 10 0 13 0 13-8 0-5-3-5-11-5h-56c-11 0-11 0-17 8l-153 242-34-240c-1-10-2-10-13-10h-57c-9 0-14 0-14 8 0 5 5 5 14 5 4 0 13 0 18 1 6 0 9 2 9 6 0 3-1 4-2 9l-54 216c-4 17-11 30-46 31-1 0-7 0-7 8 0 4 2 5 6 5 13 0 29-1 42-1 14 0 30 1 43 1 3 0 9 0 9-8 0-5-5-5-9-5-24 0-27-8-27-18 0-4 0-6 1-11l57-230 37 263c0 4 2 9 6 9 5 0 8-5 10-7l170-269-60 244c-4 15-4 19-38 19-7 0-12 0-12 8 0 5 5 5 6 5 12 0 41-1 53-1 17 0 36 1 53 1 2 0 8 0 8-8 0-5-4-5-12-5-16 0-28 0-28-7 0-3 0-3 3-11z"><text:p/></draw:path><draw:path draw:style-name="gr4" draw:text-style-name="P11" svg:width="0.039in" svg:height="0.1657in" svg:x="0.1878in" svg:y="0.0004in" svg:viewBox="0 0 100 422" svg:d="M100 419c0-1 0-3-9-10-53-53-66-133-66-198 0-73 16-146 69-199 6-6 6-6 6-7 0-4-3-5-5-5-5 0-43 29-69 83-21 47-26 93-26 128 0 34 5 84 28 132 26 53 62 79 67 79 2 0 5-1 5-3z"><text:p/></draw:path><draw:path draw:style-name="gr5" draw:text-style-name="P11" svg:width="0.0512in" svg:height="0.1059in" svg:x="0.2394in" svg:y="0.0209in" svg:viewBox="0 0 131 270" svg:d="M78 96h40c8 0 13 0 13-8 0-5-5-5-12-5h-37c15-60 16-69 16-71 0-7-4-12-12-12-1 0-13 0-16 16l-17 67h-40c-8 0-13 0-13 8 0 5 4 5 12 5h37c-30 120-32 127-32 134 0 23 17 40 39 40 44 0 68-62 68-65 0-5-4-5-5-5-4 0-5 2-6 6-19 45-41 54-55 54-10 0-14-4-14-19 0-11 0-13 3-20z"><text:p/></draw:path><draw:path draw:style-name="gr6" draw:text-style-name="P11" svg:width="0.1106in" svg:height="0.039in" svg:x="0.3508in" svg:y="0.0634in" svg:viewBox="0 0 282 100" svg:d="M267 17c6 0 15 0 15-9 0-8-9-8-15-8h-253c-6 0-14 0-14 8 0 9 8 9 14 9zM267 100c6 0 15 0 15-9 0-8-9-8-15-8h-253c-6 0-14 0-14 8 0 9 8 9 14 9z"><text:p/></draw:path><draw:path draw:style-name="gr7" draw:text-style-name="P11" svg:width="0.0803in" svg:height="0.0736in" svg:x="0.5209in" svg:y="0.0528in" svg:viewBox="0 0 205 188" svg:d="M113 25h72c4 0 20 0 20-15 0-10-8-10-17-10h-118c-9 0-26 0-44 20-14 15-26 35-26 38 0 1 0 4 5 4 3 0 5-1 7-4 20-33 44-33 54-33h35l-41 136c-2 5-5 14-5 15 0 5 3 12 12 12 15 0 17-12 18-19z"><text:p/></draw:path><draw:path draw:style-name="gr8" draw:text-style-name="P11" svg:width="0.0425in" svg:height="0.0772in" svg:x="0.6008in" svg:y="0.072in" svg:viewBox="0 0 109 197" svg:d="M67 8c0-8 0-8-8-8-19 19-47 19-59 19v11c7 0 26 0 43-8v151c0 9 0 13-30 13h-11v11c5 0 42-1 53-1 10 0 47 1 54 1v-11h-12c-30 0-30-4-30-13z"><text:p/></draw:path><draw:path draw:style-name="gr9" draw:text-style-name="P11" svg:width="0.039in" svg:height="0.1657in" svg:x="0.672in" svg:y="0.0004in" svg:viewBox="0 0 100 422" svg:d="M100 211c0-32-5-84-29-132-25-51-63-79-66-79-4 0-5 1-5 5 0 1 0 1 8 9 42 42 66 110 66 197 0 73-15 148-68 201-6 4-6 6-6 7 0 2 1 3 5 3 3 0 42-28 67-81 22-47 28-94 28-130z"><text:p/></draw:path></draw:g></text:span><text:span text:style-name="T3">. </text:span></text:p>
      <text:p text:style-name="P7"><text:span text:style-name="T3">The next time phases are treated in the same way. Each phase uses the end result of the previous as the initial value. </text:span></text:p>
      <text:p text:style-name="P5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7T15:16:20.338114909</meta:creation-date>
    <dc:date>2020-02-18T11:52:44.072454828</dc:date>
    <meta:editing-duration>PT20H4M3S</meta:editing-duration>
    <meta:editing-cycles>5</meta:editing-cycles>
    <meta:generator>LibreOffice/5.1.6.2$Linux_X86_64 LibreOffice_project/10m0$Build-2</meta:generator>
    <meta:document-statistic meta:table-count="0" meta:image-count="0" meta:object-count="0" meta:page-count="1" meta:paragraph-count="18" meta:word-count="218" meta:character-count="1256" meta:non-whitespace-character-count="1049"/>
  </office:meta>
</office:document-meta>
</file>